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54b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54b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54b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54b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54b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54b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54b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54b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54b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54b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54b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54b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54b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54b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54b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54b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54b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rge Luis  Arango Nogue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772152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aùl Oswaldo Arango Rendò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65208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1.99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4" meta:non-whitespace-character-count="995"/>
    <meta:template xlink:type="simple" xlink:actuate="onRequest" xlink:title="Normal" xlink:href=""/>
  </office:meta>
</office:document-meta>
</file>